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  <style:style style:name="P3" style:family="paragraph" style:parent-style-name="Standard">
      <style:text-properties officeooo:rsid="000fae11" officeooo:paragraph-rsid="000fae11"/>
    </style:style>
    <style:style style:name="P4" style:family="paragraph" style:parent-style-name="Standard">
      <style:text-properties fo:font-size="32pt" style:text-underline-style="solid" style:text-underline-width="auto" style:text-underline-color="font-color" officeooo:rsid="000fae11" officeooo:paragraph-rsid="000fae11" style:font-size-asian="32pt" style:font-size-complex="32pt"/>
    </style:style>
    <style:style style:name="P5" style:family="paragraph" style:parent-style-name="Standard">
      <style:text-properties fo:font-size="12pt" style:text-underline-style="none" officeooo:rsid="000fae11" officeooo:paragraph-rsid="000fae11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7" style:family="paragraph" style:parent-style-name="Standard">
      <style:text-properties fo:font-size="22pt" style:text-underline-style="solid" style:text-underline-width="auto" style:text-underline-color="font-color" officeooo:rsid="000fb889" officeooo:paragraph-rsid="000fb889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Proyecto AD U1 Alexander:</text:p>
      <text:p text:style-name="P1"/>
      <text:p text:style-name="P2">De que trata:</text:p>
      <text:p text:style-name="P3">Un programa que simula el juego crossout, con la opcion de crear un perfil/usuario y selccionar un carro y luchar contra bots.</text:p>
      <text:p text:style-name="P3"/>
      <text:p text:style-name="P3"/>
      <text:p text:style-name="P4">Menus:</text:p>
      <text:p text:style-name="P7">1.Inicio sesion/crear usuario:</text:p>
      <text:p text:style-name="P6">Menu en cual se inicia sesion en el programa o se crea el usuario nuevo, usa .dat para ver los usuarios guardados.</text:p>
      <text:p text:style-name="P7">2.Menu de usuario:</text:p>
      <text:p text:style-name="P6">Menu desde el cual se accede a batalla,se cambia el carro o se borra un usuario(en caso de ser admin)</text:p>
      <text:p text:style-name="P7">3.Menu de batalla: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28T19:41:50.814000000</dc:date>
    <meta:editing-duration>PT4M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9" meta:word-count="82" meta:character-count="459" meta:non-whitespace-character-count="386"/>
  </office:meta>
</office:document-meta>
</file>